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LibreOffice Impress</text:p>
          </draw:text-box>
        </draw:frame>
        <draw:frame presentation:style-name="pr2" draw:text-style-name="P2" draw:layer="layout" svg:width="25cm" svg:height="4.721cm" svg:x="1.5cm" svg:y="8.39cm" presentation:class="subtitle" presentation:user-transformed="true">
          <draw:text-box>
            <text:p text:style-name="P1"><text:span text:style-name="T1">LibreOffice Impress is the presentation program of the LibreOffice office package, similar to Microsoft Power Point, developed by The Document Foundation as a fork of OpenOffice.org Impress. It's a presentation program similar to PowerPoint and Corel Presentations.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9T11:21:47.879572216</meta:creation-date>
    <meta:editing-duration>PT1M55S</meta:editing-duration>
    <meta:editing-cycles>2</meta:editing-cycles>
    <meta:generator>LibreOffice/7.3.7.2$Linux_X86_64 LibreOffice_project/30$Build-2</meta:generator>
    <dc:title>Beehive</dc:title>
    <dc:date>2023-10-09T11:23:42.181454666</dc:date>
    <meta:document-statistic meta:object-count="140"/>
  </office:meta>
</office:document-meta>
</file>